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paragraph-properties fo:background-color="#ffffff">
        <style:background-image/>
      </style:paragraph-properties>
      <style:text-properties fo:font-weight="bold" fo:background-color="#000000" style:font-weight-asian="bold" style:font-weight-complex="bold"/>
    </style:style>
    <style:style style:name="P6" style:family="paragraph" style:parent-style-name="Heading_20_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bold" fo:background-color="#000000"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formationsveranstaltung für universitätsexterne Verbundteilnehmer<text:line-break/>Dienstag, 11. Dezember 2012, 09:15-11:15h, Vortragssaal Zentralbibliothek Bern</text:p>
      <text:p text:style-name="Standard">09:15<text:tab/>Begrüssung (Nick Landolt) – 5‘</text:p>
      <text:p text:style-name="Standard">09:50<text:tab/>Information zur Einführung der GND (Isabelle Kirgus) – 15‘</text:p>
      <text:p text:style-name="Standard">10:05<text:tab/>Instrumente zur Verwaltung und Präsentation von E-Medien (Andres von Arx) – 25‘ </text:p>
      <text:p text:style-name="Standard">10:30<text:tab/>Situation der E-Medien in Bern (Marion Prudlo, Jan Stutzmann) – 25‘</text:p>
      <text:p text:style-name="Standard">10:55<text:tab/>Fragen (Daniel Wyss/Martin Kohler, alle) – 20‘<text:line-break/>11:15<text:tab/>Ende</text:p>
      <text:p text:style-name="Standard"/>
      <text:p text:style-name="Horizontal_20_Line"/>
      <text:h text:style-name="P6" text:outline-level="1">Instrumente zur Verwaltung und Präsentation von E-Medien -<text:line-break/>historischer Abriss und Ausblick </text:h>
      <text:p text:style-name="Standard"/>
      <text:p text:style-name="P5"><text:s/>10:05-10:30 </text:p>
      <text:p text:style-name="Standard"/>
      <text:p text:style-name="P5"><text:s/>10:05 </text:p>
      <text:p text:style-name="P5"/>
      <text:p text:style-name="Standard">Sehr geehrte Damen und Herren,</text:p>
      <text:p text:style-name="Standard"/>
      <text:p text:style-name="Standard">die Berner Kollegen haben mich gebeten, etwas zu den Instrumenten zur Verwaltung und zur Präsentation von E-Medien zu berichten, wie wir sie in den universitären Verbünden in Basel und Bern einsetzen. Ich möchte das ein bisschen aus historischer Sicht angehen und zeigen, wo wir mit dem bestehenden Bibliothekssystem Aleph an Grenzen gestossen sind, und wie die beiden grossen Bibliotheken im Verbund - die beiden UBs in Bern und Basel – das System erweitert haben.</text:p>
      <text:p text:style-name="Standard"/>
      <text:p text:style-name="Standard">Ich möchte mich dabei auf den Aspekt der <text:span text:style-name="T5">Präsentation</text:span> der E-Medien und auf die <text:span text:style-name="T5">technischen Grundlagen</text:span> konzentrieren. Auf den Aspekt der Verwaltung und insbesondere auf die konkrete Situtation in Bern werden meine Kolleginnen Marion Prudlo und Jan Stutzmann eingehen. Ich bitte Sie also um Geduld und bitte Sie, die Fragen (wenn es nicht um technisches Verständis geht) bis zum Schluss der Veranstaltung aufzusparen.</text:p>
      <text:p text:style-name="Standard"/>
      <text:p text:style-name="Standard">Was sind unsere Themen? [Folie]</text:p>
      <text:p text:style-name="Standard"/>
      <text:p text:style-name="Standard">Bei der Präsentation geht es darum, dem Benutzer in unserem Verbundkatalog möglichst nur einen Link anzubieten, der aber trotzdem immer stimmt, d.h. sinnvolle Information liefert – egal ob es ein Benutzer aus der Universität ist oder aus einer Fachhochschulue oder aus einer anderen Bibliothek. Konkret geht es um die Linkresolver, die wir unter dem Produktenamen SFX der Firma Ex Libris kennen. </text:p>
      <text:p text:style-name="Standard">Ich möchte das am Beispiel der E-Journals zeigen</text:p>
      <text:p text:style-name="Standard"/>
      <text:p text:style-name="Standard">Zum anderen geht es um ein Verwaltungsinstrument, mit dem wir Metadaten (Katalogdaten) möglichst einfach direkt in unsere Kataloge importieren können. Das wird bei E-Books, besonders bei Paketen mit zahlreichen E-Books wichtig. Das Instrument kennen wir unter dem generische Namen "ERM". An der UB Bern ist das Produkt "360 Rescource Manager" von Serial Solutions im Einsatz, ebenso an der UB Basel.</text:p>
      <text:p text:style-name="Standard"/>
      <text:p text:style-name="Standard"/>
      <text:p text:style-name="Standard"/>
      <text:p text:style-name="Standard"><text:soft-page-break/><text:span text:style-name="T2"><text:s/>10:10 </text:span></text:p>
      <text:p text:style-name="Standard"/>
      <text:h text:style-name="Heading_20_1" text:outline-level="1">1. E-Journals (und Linkresolver)</text:h>
      <text:p text:style-name="Standard"/>
      <text:p text:style-name="Standard">Wie präsentieren wir unsere E-Journals? Weil wir das selber nicht so recht wussten, haben viele Bibliotheken die Information über ihre E-Journals (und überhaupt über ihre E-Medien) ausserhalb des Katalogs präsentiert.</text:p>
      <text:p text:style-name="Standard">- Weblisten<text:line-break/>- Regensburger Katalog (EZB)</text:p>
      <text:p text:style-name="Standard"/>
      <text:p text:style-name="Standard">Das ist durchaus legitim, immer noch bei vielen Bibliothekn – auch grossen – gang und gäbe. Bei einer geringen Zahl von E-Medien, die zudem noch besonders liebevoll präsentiert werden sollen (Marketing!) ist das übrigens gar keine schlechte Lösung.</text:p>
      <text:p text:style-name="Standard"/>
      <text:p text:style-name="Standard">Was aber, wenn man die E-Journals im Katalog nachweisen möchte? <text:line-break/>Man setzt einen Link auf das E-Journal – wo ist das Problem?</text:p>
      <text:p text:style-name="Standard"/>
      <text:p text:style-name="Standard">Ja, wenn es so einfach wäre...</text:p>
      <text:p text:style-name="Standard"/>
      <text:p text:style-name="Standard">Links sind erklärungsbedürftig:</text:p>
      <text:list xml:id="list1898560176" text:style-name="L1">
        <text:list-header>
          <text:p text:style-name="P1"><text:span text:style-name="T1"/></text:p>
        </text:list-header>
        <text:list-item>
          <text:p text:style-name="P1"><text:span text:style-name="T1">gebunden an Abonnemente: </text:span><text:span text:style-name="T3">eine Institution kann ein Journal lizenziert haben, die andere nicht oder bei einem anderen Anbieter.<text:line-break/></text:span></text:p>
        </text:list-item>
        <text:list-item>
          <text:p text:style-name="P1"><text:span text:style-name="T1">kontextabhängig:</text:span><text:span text:style-name="T3"> verschiedene Dienste sind an unterschiedliche Berechtigungen gebunden. Und die Berechtigung wird <text:s/>i.d.R. kontrolliert durch die IP-Range, d.h. durch das Netzwerk, in dem ich mich eingeloggt habe. Wenn ich im Netz der FH bin, dann habe ich Zugriff auf die Resource, welche die FH lizenziert hat. Wenn ich zuhause arbeite und über einem privaten Provider mit dem Internet verbunden bin, habe ich diesen Zugriff nicht. Wenn meine FH mir eine Möglichkeit gibt, mich von zuhause aus in das FH-Netz einzuloggen, dann habe ich wiederum den Zugriff. Das kann geschehen durch ein Virtual Private Network (VPN Software, die einen "Tunnel" durch das Internet baut). Oder durch einen Proxyserver, bei dem man sich anmeldet, wie EazyProxy von OCLC oder WebVPN von Cisco.</text:span></text:p>
        </text:list-item>
      </text:list>
      <text:p text:style-name="Standard"><text:span text:style-name="T3"/></text:p>
      <text:list xml:id="list1071830796" text:continue-numbering="true" text:style-name="L1">
        <text:list-item>
          <text:p text:style-name="P1"><text:span text:style-name="T1">differenziert:</text:span><text:span text:style-name="T3"> häufig genügt </text:span><text:span text:style-name="T4">ein</text:span><text:span text:style-name="T3"> Link pro Titel nicht: es kann sein, dass wir den Zugriff auf den Volltext für die jüngsten Jahrgänge bei einem Anbieteter lizenziert haben, z.B. EBSCO, während ältere Jahrgänge bei einem anderen Anbieter zu haben sind, oder beim Verlag selbst. Oder dass andere Services wie Inhaltsverzeichnisse oder Abstracts frei zugänglich sind.</text:span></text:p>
        </text:list-item>
      </text:list>
      <text:p text:style-name="Standard"><text:span text:style-name="T3"/></text:p>
      <text:list xml:id="list1804024871" text:continue-numbering="true" text:style-name="L1">
        <text:list-item>
          <text:p text:style-name="P1"><text:span text:style-name="T1">instabil</text:span>: Links sind instabil. Sie können sagen: dafür gibt's Linkchecker. Ok, aber bei 80'000 Titeln wollen Sie nicht jeden Link einzeln checken. <text:line-break/></text:p>
        </text:list-item>
      </text:list>
      <text:p text:style-name="Standard">Und alle diese Information sollten Sie irgendwie Ihren Benutzern mitteilen. Die Basler haben in einer frühen Phase tatsächliche versucht, alle diese Informationen in einer handgestrickten Zwischenseite unterzubringen. Das wächst einem aber sehr rasch über den Kopf:</text:p>
      <text:p text:style-name="Standard"/>
      <text:p text:style-name="Standard">Es ist wie ein Sack Flöhe hüten</text:p>
      <text:p text:style-name="Standard"><text:soft-page-break/><text:span text:style-name="T2"><text:s/>10:15 </text:span></text:p>
      <text:p text:style-name="Standard"/>
      <text:p text:style-name="Standard">Diese Problem (und ein paar dazu) löst der Linkresolver.</text:p>
      <text:p text:style-name="Standard"/>
      <text:p text:style-name="Standard">Vorher: direkter Link vom Katalog zum gewünschten Dienst. <text:span text:style-name="T5">Dienste</text:span> sind:<text:line-break/>- Fulltext<text:line-break/>- Abstract<text:line-break/>- Table of content<text:line-break/>- Citation (welche anderen Artikel zitieren einen Artikel)</text:p>
      <text:p text:style-name="Standard">- About: diverse Information zum, andere Publikationen eines Autors, ähnliche Titel<text:line-break/>- Bestellmöglichkeit (Fernleihe)<text:line-break/>- andere Katalog, Worldcat usw.</text:p>
      <text:p text:style-name="Standard"/>
      <text:p text:style-name="Standard">Nachher: <text:line-break/>- Link führ über einen Linkresolver</text:p>
      <text:p text:style-name="Standard">- die URL wird zu einer OpenURL</text:p>
      <text:p text:style-name="Standard"/>
      <text:p text:style-name="Standard">OpenURL: ein NISO Standard (gepflegt von OCLC). </text:p>
      <text:p text:style-name="Standard">Die OpenURL enthält Informationen über ein Stück Elektronische Information: </text:p>
      <text:list xml:id="list520574939" text:style-name="L2">
        <text:list-item>
          <text:p text:style-name="P2">ein Titel eines E-Journals (wie im Beispiel unseres Bibliothekskatalog)</text:p>
        </text:list-item>
        <text:list-item>
          <text:p text:style-name="P2">ein einzelner Artikel, z.B. in einer Fachdatenbank wie PubMed, WOS</text:p>
        </text:list-item>
        <text:list-item>
          <text:p text:style-name="P2">in einer Webseite eingebettete bibliographische Information (COinS – ContextObjects in Spans), die ein Browserplugin in eine OpenURL verwandeln kann .</text:p>
        </text:list-item>
      </text:list>
      <text:p text:style-name="Standard">Die OpenURL ist etwas, worauf der Benutzer klickt (SFX-Button, "GetIt"-Button)</text:p>
      <text:p text:style-name="Standard"/>
      <text:p text:style-name="Standard">Der LinkResolver verarbeitet diese OpenURL. Er hat eine Wissensdatenbank, in der drei Sorten Informationen stecken:<text:line-break/></text:p>
      <text:p text:style-name="Standard">(1) einen Teil pflegt der Hersteller des Linkresolvers (bei SFX also Ex Libris): die Datenbank weiss, welche Services für welche E-Resourcen zur Verfügung stehen. Beispielsweise weiss sie vom E-Journal "Cell metabolism", welche Angebote für welche Jahrgänge bei welchen Anbieter zu erhalten sind: bei Cell Press, bei Elsevier, bei EBSCO, <text:s/>bei SWETS: Angebote können sein: Inhaltsverzeichnisse, Abstracts, Volltext, Citation (wer hat diesen Artikel zitiert) usw.</text:p>
      <text:p text:style-name="Standard"/>
      <text:p text:style-name="Standard">(2) einen anderen Teil der Information pflegen die Bibliotheken: wir definieren, welche Angebote wir für wen lizenziert haben und anbieten möchten. <text:s/>WARNUNG: Das artet in Arbeit aus! <text:line-break/></text:p>
      <text:p text:style-name="Standard">(3) Eine dritte Form der Information macht das ganze aber erst spannend für einen Verbund von mehreren Partnern, und damit auch für Sie: Die Linkresolver der Hochschulbibliotheken sind untereinander vernetzt, genauer: </text:p>
      <text:list xml:id="list1609153897" text:style-name="L3">
        <text:list-item>
          <text:p text:style-name="P3">je eine Instanz der deutschweizer Universitäten (auf einem Rechner der Uni ZH)</text:p>
        </text:list-item>
        <text:list-item>
          <text:p text:style-name="P3">je eine Instanz der ETHZ, die EPFL und eine von NEBIS betreute Instanz primär für FHs innerhalb von NEBIS</text:p>
        </text:list-item>
        <text:list-item>
          <text:p text:style-name="P3">je eine Instanz von GE, NE, FR (auf einem Rechner im RERO) und LA (auf einem separaten Rechern).</text:p>
        </text:list-item>
        <text:list-item>
          <text:p text:style-name="P3">für alle Nutzer ausserhalb dieser Netze existieren Gast-Instanzen, die auf die Bibliothekskatalog zurückweisen.</text:p>
        </text:list-item>
      </text:list>
      <text:p text:style-name="Standard"><text:soft-page-break/>Das erlaubt es uns, im Verbund einen einzigen Link anzubieten, und trotzdem den Benutzern die für sie zugänglichen Services anzubieten. - Auch hier eine WARNUNG: das kann natürlich bedeuten, dass eine Institution auch sagen muss, dass sie eine bestimmte Resource nicht im Angebot hat. Wie sie darauf reagiert, kann sie selber bestimmen: <text:line-break/>- auf den Katalog zurücklinken (damit man es bei einer anderen Bibliothek bestellen kann)<text:line-break/>- Link zum Fernleihformular<text:line-break/>- sorry oder ätschbätsch</text:p>
      <text:p text:style-name="Standard"/>
      <text:p text:style-name="Standard">Was heisst das für Sie? Ich hoffe, die Botschaft ist angekommen: </text:p>
      <text:p text:style-name="Standard"/>
      <text:p text:style-name="Standard">Wenn Sie ein grösseres Kontigent an E-Medien verwalten, und wenn Sie dieses Kontigent im Katalog präsentieren wollen, dann erweisen Ihren Benutzern einen Dienst, wenn Sie sich zusammentun mit einer Organisation, die Ihnen einen Linkresolver anbietet.<text:line-break/></text:p>
      <text:p text:style-name="Standard">Über die Möglichkeiten der UB Bern werden Sie dazu gleich etwas hören. Für die Fachhochschulen unter Ihnen noch diese Informationen:</text:p>
      <text:list xml:id="list1988717507" text:style-name="L4">
        <text:list-item>
          <text:p text:style-name="P4">Was bereits im Rahmen des schweizerischen Konsortiums für Sie lizenziert wurde, das klären Sie am besten mit der Konferenz der FHs ab: www.kfh.ch</text:p>
        </text:list-item>
        <text:list-item>
          <text:p text:style-name="P4">In einigen Fällen wissen wir, dass <text:s/>der IP-Bereich einer FH, die nicht in NEBIS ist, in diesem Netz der Linkresolver so definiert ist, dass die NEBIS-Verbundinstanz angezeigt wird. Vermutlich eher ein Versehen als Absicht, aber aus meiner persönlichen Sicht sinnvoll. Hier könnten vielleich die FHs mit der NEBIS-Verbundzentrale sprechen <text:s/>- <text:s/>Beispiel Berner FH - Fa</text:p>
        </text:list-item>
        <text:list-item>
          <text:p text:style-name="P4">Soviel ich weiss ist der Ovid-Linkresolver der Schweizer FHs nicht in dieses Netz integriert, aber aus technischer Sicht steht dem nichts entgegen.</text:p>
        </text:list-item>
      </text:list>
      <text:p text:style-name="Standard"/>
      <text:p text:style-name="Standard">Das Ziel ist, dass eben nur die Services angeboten werden, die im Kontext der Endbenutzers auch wirklich zugänglich sind. Für Nutzer ausserhalb der Hochschulnetze, und das betrifft die meisten von Ihnen, gibt es Gast-Accounts.</text:p>
      <text:p text:style-name="Standard"/>
      <text:p text:style-name="Standard">Fazit: aus der Sicht einer Bibliothek, die ein grösseres Kontingent von E-Medien hat: Sie erweisen Ihren Benutzern einen Dienst, wenn Sie sich zusammentun mit einer Organisation, die Ihnen einen Linkresolver anbietet.</text:p>
      <text:p text:style-name="Standard"/>
      <text:p text:style-name="Standard"/>
      <text:p text:style-name="Standard"><text:span text:style-name="T2"><text:s/>10:20 </text:span></text:p>
      <text:p text:style-name="Standard"/>
      <text:h text:style-name="Heading_20_1" text:outline-level="1">2. E-Books (und Electronic Resource Management ERM)</text:h>
      <text:p text:style-name="Text_20_body"/>
      <text:p text:style-name="Text_20_body">Wie präsentieren und verwalten wir E-Books? </text:p>
      <text:p text:style-name="Text_20_body">Zunächst einmal nicht anders als Printmedien: einzelne Titel können wie Printmedien im Alephkatalog von Hand erfasst werden. Für den Link benutzen wir auch wenn möglich den Linkresolver, sonst halt einen direkten Link.</text:p>
      <text:p text:style-name="Text_20_body">Hier haben wir aber bald einmal ein Mengenproblem: wir erwerben derart grosse Titelmengen von E-Books, dass wir nie und nimmer nachkommen, diese von Hand zu katalogisieren. </text:p>
      <text:p text:style-name="Text_20_body">Eine Vorstellung zum Mengenproblem: 2010 haben wir mehr Metadaten (Katalogisate) in den Verbundkatalog IDS Basel Bern eingespielt, als wir von Hand erfasst haben, dies <text:soft-page-break/>vorallem wegen dem Monsterpaket der "Early English Books Online (EEBO)" </text:p>
      <text:p text:style-name="Text_20_body">- Gesamtzuwachs: 345'000 Titel<text:line-break/>- manuell ca. 160'000<text:line-break/>- Import ca. 185'000</text:p>
      <text:p text:style-name="Text_20_body"/>
      <text:p text:style-name="Text_20_body">"Kein Problem", sagen die Verkäufer der E-Books – Verkäufer sagen das ohnehin sehr gern - , "Kein Problem, wir lieferen die Katalogisate gleich mit, und zwar im Format MARC". <text:s/>Problem gelöst? Nicht ganz. "Format MARC" als Standard heisst etwa soviel wie "wir schreiben auch mit Buchstaben". Übrigens stimmen nicht mal die Buchstaben: Zeichensätze sind eine abenteuerliche Angelegenheit.</text:p>
      <text:p text:style-name="Text_20_body"/>
      <text:p text:style-name="Text_20_body">Die Lösung: auch hier wieder im Zukauf von externen Dienstleistungen.</text:p>
      <text:p text:style-name="Text_20_body">Die UBs haben nämlich von einiger Zeit realisiert, dass weder das Erwerbungsmodul von Aleph von der Linkresolver SFX die richtigen Instrumente sind, um grosse Mengen von E-Medien und vorallem ganze E-Medien-Pakete zu verwalten. Sie haben sich deshalb je ein ERM erworben: spezialisierte Software zum Verwalten von E-Medien, die bei der Firma Serial Solutions gehostet wird.</text:p>
      <text:p text:style-name="Text_20_body">Was ist das Interessante für uns: wir können normierte, standardisierte Metadaten erwerben (auch das ist natürlich nicht gratis). Die Abklärungen sind am laufen. </text:p>
      <text:p text:style-name="Text_20_body"/>
      <text:p text:style-name="Text_20_body"/>
      <text:p text:style-name="Standard"/>
      <text:p text:style-name="Standard"><text:span text:style-name="T2"><text:s/>10:25 </text:span></text:p>
      <text:p text:style-name="Standard"/>
      <text:p text:style-name="Standard">Zusammenfassung und Ausbli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text-indent="0cm" style:auto-text-indent="false" style:shadow="non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7T10:53:05</meta:creation-date>
    <dc:title>Standard-ava</dc:title>
    <meta:editing-duration>PT3H15M38S</meta:editing-duration>
    <meta:editing-cycles>8</meta:editing-cycles>
    <meta:generator>LibreOffice/3.5$Linux_X86_64 LibreOffice_project/350m1$Build-2</meta:generator>
    <meta:initial-creator>Andres von Arx</meta:initial-creator>
    <dc:date>2012-12-10T18:09:57</dc:date>
    <dc:creator>Andres von Arx</dc:creator>
    <meta:document-statistic meta:table-count="0" meta:image-count="0" meta:object-count="0" meta:page-count="5" meta:paragraph-count="73" meta:word-count="1641" meta:character-count="11001" meta:non-whitespace-character-count="9407"/>
    <meta:template xlink:type="simple" xlink:actuate="onRequest" xlink:title="Standard-ava" xlink:href="../../../.config/libreoffice/3/user/template/Standard-ava.ott" meta:date="2012-12-07T10:53:04"/>
  </office:meta>
</office:document-meta>
</file>